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15f731" officeooo:paragraph-rsid="0015f731"/>
    </style:style>
    <style:style style:name="P2" style:family="paragraph" style:parent-style-name="Text_20_body">
      <style:text-properties officeooo:rsid="0015f731" officeooo:paragraph-rsid="001d0970"/>
    </style:style>
    <style:style style:name="P3" style:family="paragraph" style:parent-style-name="Heading_20_2">
      <style:text-properties officeooo:rsid="00147b32" officeooo:paragraph-rsid="00147b32"/>
    </style:style>
    <style:style style:name="T1" style:family="text">
      <style:text-properties officeooo:rsid="001d0970"/>
    </style:style>
    <style:style style:name="T2" style:family="text">
      <style:text-properties officeooo:rsid="001d8b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ug Weber</text:p>
      <text:p text:style-name="Standard">Compiler Theory and Practice</text:p>
      <text:p text:style-name="Standard">Spring 2014</text:p>
      <text:h text:style-name="P3" text:outline-level="2">How to build</text:h>
      <text:p text:style-name="P2">To build the compiler, just type 'make' on the command line.</text:p>
      <text:p text:style-name="P2"><text:span text:style-name="T1">To remove all .o files and rebuild type 'make clean' followed by 'make'.</text:span></text:p>
      <text:h text:style-name="P3" text:outline-level="2">How to run</text:h>
      <text:p text:style-name="P1">To run the compiler</text:p>
      <text:p text:style-name="P1">./compiler &lt;filename&gt;</text:p>
      <text:p text:style-name="P1">The compiler will generate an intermediate C file with same name as the input file but with a .c extension and will also generate an executable file with the same name but no extension if no errors are present. <text:span text:style-name="T1">So there is no need to do two compilations to get a running program.</text:span></text:p>
      <text:p text:style-name="P2"><text:span text:style-name="T1">The runtime functions </text:span><text:span text:style-name="T2">are included in runtime.c which is already included in the generated C progra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Weber</meta:initial-creator>
    <meta:creation-date>2014-04-15T22:21:31</meta:creation-date>
    <dc:date>2014-04-16T20:01:46</dc:date>
    <dc:creator>Doug Weber</dc:creator>
    <meta:editing-duration>PT1H35M43S</meta:editing-duration>
    <meta:editing-cycles>11</meta:editing-cycles>
    <meta:generator>LibreOffice/4.0.2.2$Linux_X86_64 LibreOffice_project/400m0$Build-2</meta:generator>
    <meta:document-statistic meta:table-count="0" meta:image-count="0" meta:object-count="0" meta:page-count="1" meta:paragraph-count="11" meta:word-count="113" meta:character-count="623" meta:non-whitespace-character-count="521"/>
  </office:meta>
</office:document-meta>
</file>